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1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5424" calcext:value-type="float">
            <text:p>115.0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8888" calcext:value-type="float">
            <text:p>115.3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2728" calcext:value-type="float">
            <text:p>115.5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1848" calcext:value-type="float">
            <text:p>116.1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5896" calcext:value-type="float">
            <text:p>116.5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5872" calcext:value-type="float">
            <text:p>117.0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5472" calcext:value-type="float">
            <text:p>117.6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092" calcext:value-type="float">
            <text:p>117.8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4384" calcext:value-type="float">
            <text:p>118.1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58" calcext:value-type="float">
            <text:p>118.7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7928" calcext:value-type="float">
            <text:p>119.0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5624" calcext:value-type="float">
            <text:p>120.4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4848" calcext:value-type="float">
            <text:p>121.0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37248" calcext:value-type="float">
            <text:p>121.2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564" calcext:value-type="float">
            <text:p>121.3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2216" calcext:value-type="float">
            <text:p>121.3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2696" calcext:value-type="float">
            <text:p>121.3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28" calcext:value-type="float">
            <text:p>121.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6808" calcext:value-type="float">
            <text:p>121.5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1192" calcext:value-type="float">
            <text:p>121.5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38" calcext:value-type="float">
            <text:p>121.8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0104" calcext:value-type="float">
            <text:p>121.9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5824" calcext:value-type="float">
            <text:p>122.0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7576" calcext:value-type="float">
            <text:p>122.3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3128" calcext:value-type="float">
            <text:p>122.5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1832" calcext:value-type="float">
            <text:p>122.8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7176" calcext:value-type="float">
            <text:p>122.9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4128" calcext:value-type="float">
            <text:p>122.9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824" calcext:value-type="float">
            <text:p>123.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6632" calcext:value-type="float">
            <text:p>123.1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4144" calcext:value-type="float">
            <text:p>123.8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3768" calcext:value-type="float">
            <text:p>123.8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0928" calcext:value-type="float">
            <text:p>124.0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6168" calcext:value-type="float">
            <text:p>124.0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9216" calcext:value-type="float">
            <text:p>124.0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5664" calcext:value-type="float">
            <text:p>124.5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748" calcext:value-type="float">
            <text:p>124.6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4536" calcext:value-type="float">
            <text:p>124.6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3616" calcext:value-type="float">
            <text:p>124.9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376" calcext:value-type="float">
            <text:p>125.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3384" calcext:value-type="float">
            <text:p>125.3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1024" calcext:value-type="float">
            <text:p>125.5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2736" calcext:value-type="float">
            <text:p>125.5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0064" calcext:value-type="float">
            <text:p>125.4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996" calcext:value-type="float">
            <text:p>125.4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6056" calcext:value-type="float">
            <text:p>125.4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7872" calcext:value-type="float">
            <text:p>125.4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6576" calcext:value-type="float">
            <text:p>125.7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8768" calcext:value-type="float">
            <text:p>125.7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0584" calcext:value-type="float">
            <text:p>125.8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3088" calcext:value-type="float">
            <text:p>126.0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1376" calcext:value-type="float">
            <text:p>126.0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9664" calcext:value-type="float">
            <text:p>126.0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9936" calcext:value-type="float">
            <text:p>125.9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6888" calcext:value-type="float">
            <text:p>125.9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2984" calcext:value-type="float">
            <text:p>125.9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4008" calcext:value-type="float">
            <text:p>125.7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7328" calcext:value-type="float">
            <text:p>125.6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3592" calcext:value-type="float">
            <text:p>125.5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1944" calcext:value-type="float">
            <text:p>125.2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2048" calcext:value-type="float">
            <text:p>125.3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2944" calcext:value-type="float">
            <text:p>125.6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428" calcext:value-type="float">
            <text:p>125.6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7392" calcext:value-type="float">
            <text:p>125.4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8272" calcext:value-type="float">
            <text:p>124.8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9504" calcext:value-type="float">
            <text:p>124.8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796" calcext:value-type="float">
            <text:p>124.6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5184" calcext:value-type="float">
            <text:p>124.5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1552" calcext:value-type="float">
            <text:p>124.4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9696" calcext:value-type="float">
            <text:p>124.0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5312" calcext:value-type="float">
            <text:p>124.0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1472" calcext:value-type="float">
            <text:p>123.7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832" calcext:value-type="float">
            <text:p>123.6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0536" calcext:value-type="float">
            <text:p>123.1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056" calcext:value-type="float">
            <text:p>122.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3672" calcext:value-type="float">
            <text:p>122.3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8432" calcext:value-type="float">
            <text:p>122.3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656" calcext:value-type="float">
            <text:p>122.2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5824" calcext:value-type="float">
            <text:p>122.0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2944" calcext:value-type="float">
            <text:p>121.8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8936" calcext:value-type="float">
            <text:p>121.7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5512" calcext:value-type="float">
            <text:p>121.8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044" calcext:value-type="float">
            <text:p>121.6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6976" calcext:value-type="float">
            <text:p>121.3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372" calcext:value-type="float">
            <text:p>121.2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3304" calcext:value-type="float">
            <text:p>120.9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4328" calcext:value-type="float">
            <text:p>120.7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4016" calcext:value-type="float">
            <text:p>120.5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704" calcext:value-type="float">
            <text:p>120.3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1808" calcext:value-type="float">
            <text:p>119.6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2832" calcext:value-type="float">
            <text:p>119.4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012" calcext:value-type="float">
            <text:p>119.0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6032" calcext:value-type="float">
            <text:p>118.3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7328" calcext:value-type="float">
            <text:p>118.0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5888" calcext:value-type="float">
            <text:p>117.9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1672" calcext:value-type="float">
            <text:p>117.7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3888" calcext:value-type="float">
            <text:p>117.2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0152" calcext:value-type="float">
            <text:p>117.0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5312" calcext:value-type="float">
            <text:p>116.4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576" calcext:value-type="float">
            <text:p>116.2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9096" calcext:value-type="float">
            <text:p>115.4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4216" calcext:value-type="float">
            <text:p>114.5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6096" calcext:value-type="float">
            <text:p>114.3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1504" calcext:value-type="float">
            <text:p>114.1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1632" calcext:value-type="float">
            <text:p>113.6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6416" calcext:value-type="float">
            <text:p>113.0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9088" calcext:value-type="float">
            <text:p>113.09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5704" calcext:value-type="float">
            <text:p>113.4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6704" calcext:value-type="float">
            <text:p>113.8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0464" calcext:value-type="float">
            <text:p>113.4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8752" calcext:value-type="float">
            <text:p>113.4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6912" calcext:value-type="float">
            <text:p>113.9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1944" calcext:value-type="float">
            <text:p>113.8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0816" calcext:value-type="float">
            <text:p>113.9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9272" calcext:value-type="float">
            <text:p>113.8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2384" calcext:value-type="float">
            <text:p>113.5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8688" calcext:value-type="float">
            <text:p>113.7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4952" calcext:value-type="float">
            <text:p>113.5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6184" calcext:value-type="float">
            <text:p>113.4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42" calcext:value-type="float">
            <text:p>113.6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8376" calcext:value-type="float">
            <text:p>113.4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7832" calcext:value-type="float">
            <text:p>113.7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044" calcext:value-type="float">
            <text:p>114.0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2944" calcext:value-type="float">
            <text:p>114.2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9312" calcext:value-type="float">
            <text:p>114.1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5928" calcext:value-type="float">
            <text:p>114.4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5488" calcext:value-type="float">
            <text:p>114.7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016" calcext:value-type="float">
            <text:p>115.5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9656" calcext:value-type="float">
            <text:p>116.1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2808" calcext:value-type="float">
            <text:p>116.1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0904" calcext:value-type="float">
            <text:p>116.9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9776" calcext:value-type="float">
            <text:p>117.0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2552" calcext:value-type="float">
            <text:p>117.1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5848" calcext:value-type="float">
            <text:p>117.6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472" calcext:value-type="float">
            <text:p>117.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9584" calcext:value-type="float">
            <text:p>117.8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0168" calcext:value-type="float">
            <text:p>117.9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0376" calcext:value-type="float">
            <text:p>118.0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2296" calcext:value-type="float">
            <text:p>118.1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4488" calcext:value-type="float">
            <text:p>118.2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6784" calcext:value-type="float">
            <text:p>118.2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7472" calcext:value-type="float">
            <text:p>118.4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3712" calcext:value-type="float">
            <text:p>118.8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4064" calcext:value-type="float">
            <text:p>119.3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6088" calcext:value-type="float">
            <text:p>119.5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2536" calcext:value-type="float">
            <text:p>120.1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9112" calcext:value-type="float">
            <text:p>120.1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172" calcext:value-type="float">
            <text:p>120.4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4976" calcext:value-type="float">
            <text:p>120.5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372" calcext:value-type="float">
            <text:p>121.2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8312" calcext:value-type="float">
            <text:p>121.3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0984" calcext:value-type="float">
            <text:p>121.4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6328" calcext:value-type="float">
            <text:p>121.4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1192" calcext:value-type="float">
            <text:p>121.5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8624" calcext:value-type="float">
            <text:p>121.5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3008" calcext:value-type="float">
            <text:p>121.6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5888" calcext:value-type="float">
            <text:p>121.7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7704" calcext:value-type="float">
            <text:p>121.8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3256" calcext:value-type="float">
            <text:p>122.0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3048" calcext:value-type="float">
            <text:p>121.9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3904" calcext:value-type="float">
            <text:p>121.9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524" calcext:value-type="float">
            <text:p>121.9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0376" calcext:value-type="float">
            <text:p>121.8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8184" calcext:value-type="float">
            <text:p>121.8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856" calcext:value-type="float">
            <text:p>121.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1672" calcext:value-type="float">
            <text:p>121.5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2464" calcext:value-type="float">
            <text:p>121.8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3112" calcext:value-type="float">
            <text:p>121.6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5472" calcext:value-type="float">
            <text:p>121.5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0128" calcext:value-type="float">
            <text:p>121.4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848" calcext:value-type="float">
            <text:p>121.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5496" calcext:value-type="float">
            <text:p>120.9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0008" calcext:value-type="float">
            <text:p>120.4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2096" calcext:value-type="float">
            <text:p>120.4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5416" calcext:value-type="float">
            <text:p>120.2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4728" calcext:value-type="float">
            <text:p>120.1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9216" calcext:value-type="float">
            <text:p>120.2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836" calcext:value-type="float">
            <text:p>120.2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6648" calcext:value-type="float">
            <text:p>120.2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7984" calcext:value-type="float">
            <text:p>120.2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888" calcext:value-type="float">
            <text:p>120.2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2744" calcext:value-type="float">
            <text:p>120.2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2264" calcext:value-type="float">
            <text:p>120.2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836" calcext:value-type="float">
            <text:p>120.2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1512" calcext:value-type="float">
            <text:p>120.3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456" calcext:value-type="float">
            <text:p>120.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8944" calcext:value-type="float">
            <text:p>120.3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8296" calcext:value-type="float">
            <text:p>120.4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6688" calcext:value-type="float">
            <text:p>120.5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1928" calcext:value-type="float">
            <text:p>120.5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4264" calcext:value-type="float">
            <text:p>120.9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8544" calcext:value-type="float">
            <text:p>120.9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7456" calcext:value-type="float">
            <text:p>121.3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2528" calcext:value-type="float">
            <text:p>121.5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052" calcext:value-type="float">
            <text:p>122.2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5552" calcext:value-type="float">
            <text:p>122.1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7704" calcext:value-type="float">
            <text:p>121.8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3384" calcext:value-type="float">
            <text:p>121.5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44512" calcext:value-type="float">
            <text:p>121.4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9064" calcext:value-type="float">
            <text:p>121.2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0944" calcext:value-type="float">
            <text:p>121.0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2904" calcext:value-type="float">
            <text:p>121.5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948" calcext:value-type="float">
            <text:p>121.5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2696" calcext:value-type="float">
            <text:p>121.3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8128" calcext:value-type="float">
            <text:p>120.6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496" calcext:value-type="float">
            <text:p>120.5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0864" calcext:value-type="float">
            <text:p>120.4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3224" calcext:value-type="float">
            <text:p>120.2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1744" calcext:value-type="float">
            <text:p>119.8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4608" calcext:value-type="float">
            <text:p>119.1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3336" calcext:value-type="float">
            <text:p>118.8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3152" calcext:value-type="float">
            <text:p>118.1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7808" calcext:value-type="float">
            <text:p>118.0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0856" calcext:value-type="float">
            <text:p>118.1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3696" calcext:value-type="float">
            <text:p>117.9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0088" calcext:value-type="float">
            <text:p>117.2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4744" calcext:value-type="float">
            <text:p>117.2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6352" calcext:value-type="float">
            <text:p>117.1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8832" calcext:value-type="float">
            <text:p>114.0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4032" calcext:value-type="float">
            <text:p>113.7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3224" calcext:value-type="float">
            <text:p>112.66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1544" calcext:value-type="float">
            <text:p>110.65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6536" calcext:value-type="float">
            <text:p>110.2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0232" calcext:value-type="float">
            <text:p>110.0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6432" calcext:value-type="float">
            <text:p>110.1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4344" calcext:value-type="float">
            <text:p>110.19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0032" calcext:value-type="float">
            <text:p>108.4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068" calcext:value-type="float">
            <text:p>108.31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2392" calcext:value-type="float">
            <text:p>108.2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6776" calcext:value-type="float">
            <text:p>108.3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364" calcext:value-type="float">
            <text:p>109.1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7768" calcext:value-type="float">
            <text:p>110.1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392" calcext:value-type="float">
            <text:p>111.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8568" calcext:value-type="float">
            <text:p>112.74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176" calcext:value-type="float">
            <text:p>113.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8816" calcext:value-type="float">
            <text:p>113.2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228" calcext:value-type="float">
            <text:p>113.4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4176" calcext:value-type="float">
            <text:p>114.1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18872" calcext:value-type="float">
            <text:p>114.4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8056" calcext:value-type="float">
            <text:p>114.7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2168" calcext:value-type="float">
            <text:p>114.8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1056" calcext:value-type="float">
            <text:p>115.8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0824" calcext:value-type="float">
            <text:p>116.3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1952" calcext:value-type="float">
            <text:p>116.2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4192" calcext:value-type="float">
            <text:p>115.0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3296" calcext:value-type="float">
            <text:p>114.7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9392" calcext:value-type="float">
            <text:p>114.7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1376" calcext:value-type="float">
            <text:p>114.6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7536" calcext:value-type="float">
            <text:p>114.3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4072" calcext:value-type="float">
            <text:p>114.1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4136" calcext:value-type="float">
            <text:p>113.8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8856" calcext:value-type="float">
            <text:p>113.5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1864" calcext:value-type="float">
            <text:p>113.2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8568" calcext:value-type="float">
            <text:p>112.74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6296" calcext:value-type="float">
            <text:p>112.0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6216" calcext:value-type="float">
            <text:p>111.4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2064" calcext:value-type="float">
            <text:p>111.0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6536" calcext:value-type="float">
            <text:p>110.2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7664" calcext:value-type="float">
            <text:p>110.0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2488" calcext:value-type="float">
            <text:p>109.8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3016" calcext:value-type="float">
            <text:p>108.7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2392" calcext:value-type="float">
            <text:p>108.2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3448" calcext:value-type="float">
            <text:p>109.8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1592" calcext:value-type="float">
            <text:p>109.5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1592" calcext:value-type="float">
            <text:p>109.5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2848" calcext:value-type="float">
            <text:p>108.8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1032" calcext:value-type="float">
            <text:p>108.8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9048" calcext:value-type="float">
            <text:p>108.9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1632" calcext:value-type="float">
            <text:p>109.8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1128" calcext:value-type="float">
            <text:p>110.3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1784" calcext:value-type="float">
            <text:p>112.5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7816" calcext:value-type="float">
            <text:p>112.8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0488" calcext:value-type="float">
            <text:p>112.8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8544" calcext:value-type="float">
            <text:p>113.3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744" calcext:value-type="float">
            <text:p>113.3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0296" calcext:value-type="float">
            <text:p>113.6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1216" calcext:value-type="float">
            <text:p>113.3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0168" calcext:value-type="float">
            <text:p>114.1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5448" calcext:value-type="float">
            <text:p>114.4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6008" calcext:value-type="float">
            <text:p>115.1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7384" calcext:value-type="float">
            <text:p>115.4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6944" calcext:value-type="float">
            <text:p>115.7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6984" calcext:value-type="float">
            <text:p>116.0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1264" calcext:value-type="float">
            <text:p>116.0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1744" calcext:value-type="float">
            <text:p>116.0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9176" calcext:value-type="float">
            <text:p>116.0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972" calcext:value-type="float">
            <text:p>115.8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8824" calcext:value-type="float">
            <text:p>115.5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4712" calcext:value-type="float">
            <text:p>115.4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5072" calcext:value-type="float">
            <text:p>114.4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716" calcext:value-type="float">
            <text:p>114.4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1712" calcext:value-type="float">
            <text:p>114.2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4424" calcext:value-type="float">
            <text:p>114.6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8536" calcext:value-type="float">
            <text:p>114.7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7368" calcext:value-type="float">
            <text:p>114.5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3632" calcext:value-type="float">
            <text:p>114.4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1032" calcext:value-type="float">
            <text:p>112.6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1136" calcext:value-type="float">
            <text:p>108.9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6816" calcext:value-type="float">
            <text:p>108.6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8848" calcext:value-type="float">
            <text:p>107.36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2336" calcext:value-type="float">
            <text:p>107.0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7976" calcext:value-type="float">
            <text:p>106.4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2632" calcext:value-type="float">
            <text:p>106.4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0488" calcext:value-type="float">
            <text:p>105.2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5208" calcext:value-type="float">
            <text:p>104.9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0848" calcext:value-type="float">
            <text:p>104.3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568" calcext:value-type="float">
            <text:p>104.7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7296" calcext:value-type="float">
            <text:p>104.8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4288" calcext:value-type="float">
            <text:p>105.1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4288" calcext:value-type="float">
            <text:p>105.1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0864" calcext:value-type="float">
            <text:p>105.2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8776" calcext:value-type="float">
            <text:p>105.2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4872" calcext:value-type="float">
            <text:p>105.2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3952" calcext:value-type="float">
            <text:p>105.5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4472" calcext:value-type="float">
            <text:p>105.8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4056" calcext:value-type="float">
            <text:p>105.6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6248" calcext:value-type="float">
            <text:p>105.6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5496" calcext:value-type="float">
            <text:p>105.6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5224" calcext:value-type="float">
            <text:p>105.8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2552" calcext:value-type="float">
            <text:p>105.7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1048" calcext:value-type="float">
            <text:p>105.9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1904" calcext:value-type="float">
            <text:p>105.9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0568" calcext:value-type="float">
            <text:p>105.8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6664" calcext:value-type="float">
            <text:p>105.8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1904" calcext:value-type="float">
            <text:p>105.9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5912" calcext:value-type="float">
            <text:p>105.9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10024" calcext:value-type="float">
            <text:p>106.1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9376" calcext:value-type="float">
            <text:p>106.2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9896" calcext:value-type="float">
            <text:p>106.6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5136" calcext:value-type="float">
            <text:p>106.6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5864" calcext:value-type="float">
            <text:p>107.11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3816" calcext:value-type="float">
            <text:p>107.4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8928" calcext:value-type="float">
            <text:p>108.0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924" calcext:value-type="float">
            <text:p>108.2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6672" calcext:value-type="float">
            <text:p>108.2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452" calcext:value-type="float">
            <text:p>108.5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4248" calcext:value-type="float">
            <text:p>108.6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124" calcext:value-type="float">
            <text:p>108.9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9608" calcext:value-type="float">
            <text:p>109.6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7352" calcext:value-type="float">
            <text:p>109.8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808" calcext:value-type="float">
            <text:p>110.8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1312" calcext:value-type="float">
            <text:p>111.08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7376" calcext:value-type="float">
            <text:p>109.3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4832" calcext:value-type="float">
            <text:p>108.7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0512" calcext:value-type="float">
            <text:p>108.4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376" calcext:value-type="float">
            <text:p>108.1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6152" calcext:value-type="float">
            <text:p>107.8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7976" calcext:value-type="float">
            <text:p>106.4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9688" calcext:value-type="float">
            <text:p>106.4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892" calcext:value-type="float">
            <text:p>105.6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0008" calcext:value-type="float">
            <text:p>105.2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6632" calcext:value-type="float">
            <text:p>104.1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4216" calcext:value-type="float">
            <text:p>103.0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8336" calcext:value-type="float">
            <text:p>101.7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8-12-2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3584" calcext:value-type="float">
            <text:p>107.9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6-10-1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6-01-1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3-10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12-10-02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200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9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8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7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7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7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6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42502</text:p>
          </table:table-cell>
          <table:table-cell office:value-type="string" calcext:value-type="string">
            <text:p>194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726" meta:object-count="0"/>
    <meta:user-defined meta:name="AppVersion">3.0</meta:user-defined>
  </office:meta>
</office:document-meta>
</file>